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baremetal program to blink a LED on different versions of the Raspberry Pi. These projects were tested in July 2025.</text:p>
      <text:p text:style-name="Standard"/>
      <text:p text:style-name="Standard">This README file is common for all Blinker sub projects:</text:p>
      <text:list xml:id="list4022749944864187193" text:style-name="L1">
        <text:list-item>
          <text:p text:style-name="P1">For the Raspberri Pi 4B: 32bit and 64bit version</text:p>
          <text:list>
            <text:list-item>
              <text:p text:style-name="P1">4B\BareMetal32bit_Blinker</text:p>
            </text:list-item>
            <text:list-item>
              <text:p text:style-name="P1">4B\BareMetal64bit_Blinker</text:p>
            </text:list-item>
          </text:list>
        </text:list-item>
        <text:list-item>
          <text:p text:style-name="P1">For the Raspberri Pi Zero2W: 32bit and 64bit version</text:p>
          <text:list>
            <text:list-item>
              <text:p text:style-name="P1">Zero2W\BareMetal32bit_Blinker</text:p>
            </text:list-item>
            <text:list-item>
              <text:p text:style-name="P1">Zero2W\BareMetal64bit_Blinker</text:p>
            </text:list-item>
          </text:list>
        </text:list-item>
        <text:list-item>
          <text:p text:style-name="P1">For the Raspberri Pi ZeroW1.1: 32bit version</text:p>
          <text:list>
            <text:list-item>
              <text:p text:style-name="P1">ZeroW1.1\BareMetal32bit_Blinker</text:p>
            </text:list-item>
          </text:list>
        </text:list-item>
      </text:list>
      <text:p text:style-name="Standard">It describes the way a Windows system needs to be setup in order to be able to compile and run the Bare metal Blinker program. In each sub project a README file is included with specific details for that project.</text:p>
      <text:p text:style-name="Standard"/>
      <text:p text:style-name="Standard">The makefile used in each sub poject uses the common makefile found in the root directory.</text:p>
      <text:p text:style-name="Standard">Open powershell and run 'make clean' and 'make'. Then copy all files in from the SD_card directory to the root directory of a SD card.</text:p>
      <text:p text:style-name="Standard"/>
      <text:p text:style-name="Standard">The confix.txt file configures JTAG pins to be used for debugg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k Bakker</meta:initial-creator>
    <meta:creation-date>2025-07-26T14:53:32.80</meta:creation-date>
    <meta:generator>OpenOffice/4.1.15$Win32 OpenOffice.org_project/4115m2$Build-9813</meta:generator>
    <meta:document-statistic meta:table-count="0" meta:image-count="0" meta:object-count="0" meta:page-count="1" meta:paragraph-count="14" meta:word-count="161" meta:character-count="971"/>
    <dc:date>2025-07-26T15:38:08.12</dc:date>
    <dc:creator>Erik Bakker</dc:creator>
    <meta:editing-duration>PT44M36S</meta:editing-duration>
    <meta:editing-cycles>1</meta:editing-cycles>
  </office:meta>
</office:document-meta>
</file>